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style:use-window-font-color="true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Calibri" fo:font-size="10.5pt" style:font-name-asian="Calibri" style:font-size-asian="10.5pt" style:font-name-complex="Calibri" style:font-size-complex="10.5pt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4">
      <style:paragraph-properties fo:text-align="start" style:justify-single-word="false"/>
    </style:style>
    <style:style style:name="P10" style:family="paragraph" style:parent-style-name="Standard" style:list-style-name="L5">
      <style:paragraph-properties fo:text-align="start" style:justify-single-word="false"/>
    </style:style>
    <style:style style:name="P11" style:family="paragraph" style:parent-style-name="Standard" style:list-style-name="L6">
      <style:paragraph-properties fo:text-align="start" style:justify-single-word="false"/>
    </style:style>
    <style:style style:name="P12" style:family="paragraph" style:parent-style-name="Standard" style:list-style-name="L7">
      <style:paragraph-properties fo:text-align="start" style:justify-single-word="false"/>
    </style:style>
    <style:style style:name="P13" style:family="paragraph" style:parent-style-name="Standard" style:list-style-name="L8">
      <style:paragraph-properties fo:text-align="start" style:justify-single-word="false"/>
    </style:style>
    <style:style style:name="P14" style:family="paragraph" style:parent-style-name="Standard" style:list-style-name="L9">
      <style:paragraph-properties fo:text-align="start" style:justify-single-word="false"/>
    </style:style>
    <style:style style:name="P15" style:family="paragraph" style:parent-style-name="Standard" style:list-style-name="L10">
      <style:paragraph-properties fo:text-align="start" style:justify-single-word="false"/>
    </style:style>
    <style:style style:name="P16" style:family="paragraph" style:parent-style-name="Standard" style:list-style-name="L11">
      <style:paragraph-properties fo:text-align="start" style:justify-single-word="false"/>
    </style:style>
    <style:style style:name="P17" style:family="paragraph" style:parent-style-name="Standard" style:list-style-name="L12">
      <style:paragraph-properties fo:text-align="start" style:justify-single-word="false"/>
    </style:style>
    <style:style style:name="P18" style:family="paragraph" style:parent-style-name="Standard" style:list-style-name="L13">
      <style:paragraph-properties fo:text-align="start" style:justify-single-word="false"/>
    </style:style>
    <style:style style:name="P19" style:family="paragraph" style:parent-style-name="Standard" style:list-style-name="L14">
      <style:paragraph-properties fo:text-align="start" style:justify-single-word="false"/>
    </style:style>
    <style:style style:name="P20" style:family="paragraph" style:parent-style-name="Standard" style:list-style-name="L15">
      <style:paragraph-properties fo:text-align="start" style:justify-single-word="false"/>
    </style:style>
    <style:style style:name="P21" style:family="paragraph" style:parent-style-name="Standard" style:list-style-name="L16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TEGORIAS DE DOCUMENTOS</text:p>
      <text:p text:style-name="Standard">Categoria: <text:span text:style-name="T1">F</text:span> - FORMANDOS</text:p>
      <text:p text:style-name="Standard">Atributos: CAIXA (CATEGORIA - CODIGO)</text:p>
      <text:p text:style-name="Standard">Atributos: CURSO - livro</text:p>
      <text:p text:style-name="Standard">Atributos: ANO</text:p>
      <text:p text:style-name="Standard">Atributos: SEMESTRE </text:p>
      <text:p text:style-name="Standard">Atributos: CÓDIGO ALUNO CAIXA</text:p>
      <text:p text:style-name="Standard">Atributos: NOME FORMANDO</text:p>
      <text:p text:style-name="Standard">Atributos: OBSERVAÇÃO FORMANDO</text:p>
      <text:p text:style-name="Standard">Atributos: OBSERVAÇÃO</text:p>
      <text:p text:style-name="Standard"/>
      <text:p text:style-name="Standard">Categoria: <text:span text:style-name="T1">EX</text:span> - EX-ALUNOS/DESISTENTES</text:p>
      <text:p text:style-name="Standard">Atributos: CAIXA (CATEGORIA - CODIGO)</text:p>
      <text:p text:style-name="Standard">Atributos: CURSO - livro</text:p>
      <text:p text:style-name="Standard">Atributos: CÓDIGO ALUNO CAIXA</text:p>
      <text:p text:style-name="Standard">Atributos: NOME EX-ALUNO</text:p>
      <text:p text:style-name="Standard">Atributos: ANO</text:p>
      <text:p text:style-name="Standard">Atributos: OBSERVAÇÃO ALUNO</text:p>
      <text:p text:style-name="Standard">Atributos: OBSERVAÇÃO</text:p>
      <text:p text:style-name="Standard"/>
      <text:p text:style-name="Standard">Categoria: <text:span text:style-name="T1">AE</text:span> - ATAS DE EXAME</text:p>
      <text:p text:style-name="Standard">Atributos: CAIXA (CATEGORIA - CODIGO)</text:p>
      <text:p text:style-name="P4">Atributos: CÓDIGO CURSO NO ANO</text:p>
      <text:p text:style-name="Standard">Atributos: ANO</text:p>
      <text:p text:style-name="Standard">Atributos: CURSO - livro</text:p>
      <text:p text:style-name="Standard">Atributos: LIVRO N</text:p>
      <text:p text:style-name="P4">Atributos: CÓDIGO CURSO NO ANO . CODIGO DISCIPLINA CAIXA</text:p>
      <text:p text:style-name="Standard">Atributos: DISCIPLINA</text:p>
      <text:p text:style-name="Standard">Atributos: ANEXO </text:p>
      <text:p text:style-name="Standard">Atributos: DATA DO EXAME</text:p>
      <text:p text:style-name="Standard">Atributos: OBSERVAÇÃO DISCIOLINA</text:p>
      <text:p text:style-name="Standard">Atributos: OBSERVAÇÃO</text:p>
      <text:p text:style-name="Standard"/>
      <text:p text:style-name="Standard">Categoria: <text:span text:style-name="T1">CC</text:span> - CADERNOS DE CHAMADA</text:p>
      <text:p text:style-name="Standard">Atributos: CURSO - livro</text:p>
      <text:p text:style-name="Standard">Atributos: CAIXA (CATEGORIA <text:s/>- CÓDIGO)</text:p>
      <text:p text:style-name="Standard">Atributos: CÓDIGO DÍSCIPLINA CAIXA</text:p>
      <text:p text:style-name="Standard">Atributos: DISCIPLINA</text:p>
      <text:p text:style-name="Standard">Atributos: ANO</text:p>
      <text:p text:style-name="Standard">Atributos: SEMESTRE</text:p>
      <text:p text:style-name="Standard">Atributos: OBSERVAÇÃO</text:p>
      <text:p text:style-name="Standard"/>
      <text:p text:style-name="Standard">Categoria: <text:span text:style-name="T1">FP</text:span> - FORMANDOS PÓS-GRADUAÇÃO</text:p>
      <text:p text:style-name="Standard">Atributos: CAIXA (CATEGORIA - CÓDIGO)</text:p>
      <text:p text:style-name="Standard">Atributos: TIPO DE CURSO (PÓS-GRADUAÇÃO / EXTENSÃO)</text:p>
      <text:p text:style-name="Standard">Atributos: CURSO - livro</text:p>
      <text:p text:style-name="Standard">Atributos: ANO ÍNICIO</text:p>
      <text:p text:style-name="Standard">Atributos: ANO FIM</text:p>
      <text:p text:style-name="Standard">Atributos: CÓDIGO ALUNO CAIXA</text:p>
      <text:p text:style-name="Standard">Atributos: ALUNO</text:p>
      <text:p text:style-name="Standard">Atributos: STATUS ALUNO</text:p>
      <text:p text:style-name="Standard">Atributos: OBSERVAÇÃO ALUNO</text:p>
      <text:p text:style-name="Standard"><text:soft-page-break/>Atributos: OBSERVAÇÃO</text:p>
      <text:p text:style-name="Standard"/>
      <text:p text:style-name="Standard">Categoria: <text:span text:style-name="T1">MC</text:span> - MOVIMENTO DE CAIXA</text:p>
      <text:p text:style-name="Standard">Atributos: CAIXA (CATEGORIA - CÓDIGO)</text:p>
      <text:p text:style-name="Standard">Atributos: ANO</text:p>
      <text:p text:style-name="Standard">Atributos: DATA - livro</text:p>
      <text:p text:style-name="Standard">Atributos: OBSERVAÇÃO</text:p>
      <text:p text:style-name="Standard"/>
      <text:p text:style-name="Standard">Categoria: <text:span text:style-name="T1">DP</text:span> - DEPARTAMENTO PESSOAL</text:p>
      <text:p text:style-name="Standard">Atributos: CAIXA (CATEGORIA - CÓDIGO)</text:p>
      <text:p text:style-name="Standard">Atributos: CATEGORIA <text:s/>- livro</text:p>
      <text:p text:style-name="Standard">Atributos: ANO</text:p>
      <text:p text:style-name="Standard">Atributos: OBSERVAÇÃO</text:p>
      <text:p text:style-name="Standard"/>
      <text:p text:style-name="Standard">Categoria: <text:span text:style-name="T1">SAE</text:span> - <text:s/>FILANTROPIA</text:p>
      <text:p text:style-name="Standard">Atributos: CAIXA (CATEGORIA - CÓDIGO)</text:p>
      <text:p text:style-name="Standard">Atributos: ANO</text:p>
      <text:p text:style-name="Standard">Atributos: CÓDIGO LIVRO</text:p>
      <text:p text:style-name="Standard">Atributos: LIVRO <text:s/>- livro</text:p>
      <text:p text:style-name="Standard">Atributos: CÓDIGO ITENS</text:p>
      <text:p text:style-name="Standard">Atributos: ITENS</text:p>
      <text:p text:style-name="Standard">Atributos: OBSERVAÇÃO</text:p>
      <text:p text:style-name="Standard"/>
      <text:p text:style-name="Standard">Categoria: <text:span text:style-name="T1">A</text:span> - ALMOXARIFADO</text:p>
      <text:p text:style-name="Standard">Atributos: CAIXA (CATEGORIA - CÓDIGO)</text:p>
      <text:p text:style-name="Standard">Atributos: TIPO</text:p>
      <text:p text:style-name="Standard">Atributos: LIVRO - livro</text:p>
      <text:p text:style-name="Standard">Atributos: ANO</text:p>
      <text:p text:style-name="Standard">Atributos: CÓDIGO ITEM CAIXA</text:p>
      <text:p text:style-name="Standard">Atributos: ITEM <text:s/></text:p>
      <text:p text:style-name="Standard">Atributos: OBSERVAÇÃO</text:p>
      <text:p text:style-name="Standard"/>
      <text:p text:style-name="P2">CAIXA</text:p>
      <text:p text:style-name="Standard">Caixas: CATEGORIA-CÓDIGO</text:p>
      <text:p text:style-name="Standard">Atributos: RESPONSÁVEIS</text:p>
      <text:p text:style-name="Standard"/>
      <text:p text:style-name="P2">USUÀRIO</text:p>
      <text:p text:style-name="Standard">Usuários: LOGIN</text:p>
      <text:p text:style-name="Standard">Atributos: NOME</text:p>
      <text:p text:style-name="Standard">Atributos: SENHA</text:p>
      <text:p text:style-name="Standard">Atributos: PERMISSÕES</text:p>
      <text:p text:style-name="Standard"/>
      <text:p text:style-name="P2">HISTÒRICO</text:p>
      <text:p text:style-name="Standard">Retiradas: CÓDIGO RETIRADA</text:p>
      <text:p text:style-name="Standard">Atributos: DATA RETIRADA</text:p>
      <text:p text:style-name="Standard">Atributos: CAIXA</text:p>
      <text:p text:style-name="Standard">Atributos: POSIÇÂO NA CAIXA (Código Documento)</text:p>
      <text:p text:style-name="Standard">Atributos: DESCRIÇÂO (NOME DO ALUNO/NOME DA DISCIPLINA)</text:p>
      <text:p text:style-name="Standard">Atributos: USUÁRIO RESPONSÀVEL</text:p>
      <text:p text:style-name="Standard">Atributos: MOTIVO</text:p>
      <text:p text:style-name="Standard">Atributos: SOLICITANTE</text:p>
      <text:p text:style-name="Standard">Atributos: NOME DE QUEM RETIROU</text:p>
      <text:p text:style-name="Standard"><text:soft-page-break/>Atributos: DATA ENTREGA</text:p>
      <text:p text:style-name="Standard"/>
      <text:p text:style-name="P2">SOLICITAÇÂO </text:p>
      <text:p text:style-name="Standard">Solicitação: </text:p>
      <text:p text:style-name="Standard">Atributos: USUÀRIO</text:p>
      <text:p text:style-name="Standard">Atributos: <text:s/>DOCUMENTO</text:p>
      <text:p text:style-name="Standard">Atributos: <text:s/>STATUS</text:p>
      <text:p text:style-name="Standard">Atributos: <text:s/>DATA</text:p>
      <text:p text:style-name="Standard">Atributos: OBSERVAÇÂO</text:p>
      <text:p text:style-name="Standard"/>
      <text:p text:style-name="Standard"/>
      <text:p text:style-name="Standard"/>
      <text:p text:style-name="Standard"/>
      <text:p text:style-name="Standard"/>
      <text:p text:style-name="P2">FUNCIONALIDADES</text:p>
      <text:p text:style-name="P1"/>
      <text:p text:style-name="P3">- Adicionar, buscar, editar e excluir registros dos documentos. </text:p>
      <text:p text:style-name="P3">- O sistema deve armazenar retiradas de documentos (DATA RETIRADA, CAIXA, POSIÇÂO NA CAIXA/NOME DO ALUNO, MOTIVO, USUARIO RESPONSÀVEL, SOLICITANTE,NOME DE QUEM RETIROU, <text:s/>DATA ENTREGA),</text:p>
      <text:p text:style-name="P3">- O sistema deve apresentar Histórico das retirada por documento </text:p>
      <text:p text:style-name="P3">- O usuário padrão deve poder solicitar documentos para retirada</text:p>
      <text:p text:style-name="P3">- Para a retirada o solicitante não deve ser nescessáriamente um usuário</text:p>
      <text:p text:style-name="P3">- O sistema deve guardar observações</text:p>
      <text:p text:style-name="P3">- A ordenação dos CÓDIGO ALUNO CAIXA (F, EX e FP) será por ordem alfabética <text:s/>dos nomes dos alunos</text:p>
      <text:p text:style-name="P3">- O usuário deve poder ordenar os documentos (editar o CÓDIGO DOCUMENTO CAIXA)</text:p>
      <text:p text:style-name="P3">- O sistema deve ter um controle de acesso de usuários <text:s text:c="2"/></text:p>
      <text:p text:style-name="P3">- Necessidade de criar um login e um menu com nível de acesso (administradores e usuários)</text:p>
      <text:p text:style-name="P3">- Os usuários administradores devem gerenciar os usuários (adicionar, modificar)</text:p>
      <text:p text:style-name="P3">- Apresentar ao usuário uma lista das disciplinas</text:p>
      <text:p text:style-name="P3"/>
      <text:p text:style-name="P3"/>
      <text:p text:style-name="P3">- <text:s/>Os documentos podem ser agrupados em livros, cada livro é guardado em uma caixa, cada caixa geralmente suporta mais de um livro.</text:p>
      <text:p text:style-name="P3">!!- Notificar o usuário quando a caixa estiver cheia</text:p>
      <text:p text:style-name="P3"/>
      <text:p text:style-name="P3">- O sistema deve gerar os seguintes relatórios:</text:p>
      <text:list xml:id="list34245318" text:style-name="L1">
        <text:list-item>
          <text:p text:style-name="P6">Gerar lombadas para as caixas</text:p>
        </text:list-item>
        <text:list-item>
          <text:p text:style-name="P6">Gerar paginas rosto e\ou etiquetas ( (CÓDIGO ITEM|ALUNO|DISCIPLINA) e CAIXA)</text:p>
        </text:list-item>
        <text:list-item>
          <text:p text:style-name="P6">Gerar relatório de retirada de documentos (para assinar)</text:p>
        </text:list-item>
        <text:list-item>
          <text:p text:style-name="P6">Gerar ata para exclusão de caixas</text:p>
        </text:list-item>
      </text:list>
      <text:p text:style-name="P3"/>
      <text:p text:style-name="P3"/>
      <text:p text:style-name="P2">BUSCAS</text:p>
      <text:p text:style-name="P3">-F </text:p>
      <text:list xml:id="list34249927" text:style-name="L2">
        <text:list-item>
          <text:p text:style-name="P7">Curso</text:p>
        </text:list-item>
        <text:list-item>
          <text:p text:style-name="P7">Ano/Sem</text:p>
        </text:list-item>
        <text:list-item>
          <text:p text:style-name="P7">Nome aluno</text:p>
        </text:list-item>
        <text:list-item>
          <text:p text:style-name="P7">Caixa/Código</text:p>
        </text:list-item>
      </text:list>
      <text:p text:style-name="P3">-EX</text:p>
      <text:list xml:id="list35692232" text:continue-numbering="true" text:style-name="L2">
        <text:list-item>
          <text:p text:style-name="P7">Curso</text:p>
        </text:list-item>
        <text:list-item>
          <text:p text:style-name="P7"><text:soft-page-break/>Ano</text:p>
        </text:list-item>
        <text:list-item>
          <text:p text:style-name="P7">Nome aluno</text:p>
        </text:list-item>
        <text:list-item>
          <text:p text:style-name="P7">Caixa/Código</text:p>
        </text:list-item>
      </text:list>
      <text:p text:style-name="P3">-AE</text:p>
      <text:list xml:id="list35684424" text:continue-numbering="true" text:style-name="L2">
        <text:list-item>
          <text:p text:style-name="P7">Curso</text:p>
        </text:list-item>
        <text:list-item>
          <text:p text:style-name="P7">Ano</text:p>
        </text:list-item>
        <text:list-item>
          <text:p text:style-name="P7">Disciplina</text:p>
        </text:list-item>
        <text:list-item>
          <text:p text:style-name="P7">Caixa/Código</text:p>
        </text:list-item>
      </text:list>
      <text:p text:style-name="P3">-CC</text:p>
      <text:list xml:id="list34237071" text:style-name="L3">
        <text:list-item>
          <text:p text:style-name="P8">Curso</text:p>
        </text:list-item>
        <text:list-item>
          <text:p text:style-name="P8">Ano</text:p>
        </text:list-item>
        <text:list-item>
          <text:p text:style-name="P8">Disciplina</text:p>
        </text:list-item>
        <text:list-item>
          <text:p text:style-name="P8">Caixa/Código</text:p>
        </text:list-item>
        <text:list-item>
          <text:p text:style-name="P8">Semestre/Curso</text:p>
        </text:list-item>
      </text:list>
      <text:p text:style-name="P3">-FP</text:p>
      <text:list xml:id="list35711777" text:continue-numbering="true" text:style-name="L3">
        <text:list-item>
          <text:p text:style-name="P8">Tipo</text:p>
        </text:list-item>
        <text:list-item>
          <text:p text:style-name="P8">Curso</text:p>
        </text:list-item>
        <text:list-item>
          <text:p text:style-name="P8">Ano</text:p>
        </text:list-item>
        <text:list-item>
          <text:p text:style-name="P8">Situação</text:p>
        </text:list-item>
        <text:list-item>
          <text:p text:style-name="P8">Caixa/Código</text:p>
        </text:list-item>
      </text:list>
      <text:p text:style-name="P3">-MC</text:p>
      <text:list xml:id="list35709748" text:continue-numbering="true" text:style-name="L3">
        <text:list-item>
          <text:p text:style-name="P8">Ano</text:p>
        </text:list-item>
        <text:list-item>
          <text:p text:style-name="P8">Data</text:p>
        </text:list-item>
        <text:list-item>
          <text:p text:style-name="P8">Caixa/Código</text:p>
        </text:list-item>
      </text:list>
      <text:p text:style-name="P3">-DP</text:p>
      <text:list xml:id="list34245300" text:style-name="L4">
        <text:list-item>
          <text:p text:style-name="P9">Categoria</text:p>
        </text:list-item>
        <text:list-item>
          <text:p text:style-name="P9">Ano</text:p>
        </text:list-item>
        <text:list-item>
          <text:p text:style-name="P9">Caixa/Código</text:p>
        </text:list-item>
      </text:list>
      <text:p text:style-name="P3">-SAE</text:p>
      <text:list xml:id="list34246606" text:style-name="L5">
        <text:list-item>
          <text:p text:style-name="P10">Livro</text:p>
        </text:list-item>
        <text:list-item>
          <text:p text:style-name="P10">Ano</text:p>
        </text:list-item>
        <text:list-item>
          <text:p text:style-name="P10">Itens</text:p>
        </text:list-item>
        <text:list-item>
          <text:p text:style-name="P10">Caixa/Código</text:p>
        </text:list-item>
      </text:list>
      <text:p text:style-name="P3">-A</text:p>
      <text:list xml:id="list35708382" text:continue-list="list35709748" text:style-name="L3">
        <text:list-item>
          <text:p text:style-name="P8">Tipo</text:p>
        </text:list-item>
        <text:list-item>
          <text:p text:style-name="P8">Ano</text:p>
        </text:list-item>
        <text:list-item>
          <text:p text:style-name="P8">Livro</text:p>
        </text:list-item>
        <text:list-item>
          <text:p text:style-name="P8">Item</text:p>
        </text:list-item>
        <text:list-item>
          <text:p text:style-name="P8">Caixa</text:p>
        </text:list-item>
        <text:list-item>
          <text:p text:style-name="P8">Caixa/Código</text:p>
        </text:list-item>
      </text:list>
      <text:p text:style-name="P3"/>
      <text:p text:style-name="P2">LOMBADAS</text:p>
      <text:p text:style-name="P3">-F </text:p>
      <text:list xml:id="list35708732" text:continue-list="list35684424" text:style-name="L2">
        <text:list-item>
          <text:p text:style-name="P7">Caixa</text:p>
        </text:list-item>
        <text:list-item>
          <text:p text:style-name="P7">Rótulo</text:p>
        </text:list-item>
        <text:list-item>
          <text:p text:style-name="P7">Cursos</text:p>
        </text:list-item>
        <text:list-item>
          <text:p text:style-name="P7">Ano/Sem</text:p>
        </text:list-item>
      </text:list>
      <text:p text:style-name="P3">-EX</text:p>
      <text:list xml:id="list35682653" text:continue-numbering="true" text:style-name="L2">
        <text:list-item>
          <text:p text:style-name="P7">Caixa</text:p>
        </text:list-item>
        <text:list-item>
          <text:p text:style-name="P7"><text:soft-page-break/>Rótulo</text:p>
        </text:list-item>
        <text:list-item>
          <text:p text:style-name="P7">Cursos</text:p>
        </text:list-item>
      </text:list>
      <text:p text:style-name="P3">-AE</text:p>
      <text:list xml:id="list35699177" text:continue-numbering="true" text:style-name="L2">
        <text:list-item>
          <text:p text:style-name="P7">Caixa</text:p>
        </text:list-item>
        <text:list-item>
          <text:p text:style-name="P7">Rótulo</text:p>
        </text:list-item>
        <text:list-item>
          <text:p text:style-name="P7">Código</text:p>
        </text:list-item>
        <text:list-item>
          <text:p text:style-name="P7">Cursos</text:p>
        </text:list-item>
        <text:list-item>
          <text:p text:style-name="P7">Anos</text:p>
        </text:list-item>
      </text:list>
      <text:p text:style-name="P3">-CC</text:p>
      <text:list xml:id="list34245146" text:style-name="L6">
        <text:list-item>
          <text:p text:style-name="P11">Caixa</text:p>
        </text:list-item>
        <text:list-item>
          <text:p text:style-name="P11">Rótulo</text:p>
        </text:list-item>
        <text:list-item>
          <text:p text:style-name="P11">Cursos</text:p>
        </text:list-item>
        <text:list-item>
          <text:p text:style-name="P11">Anos</text:p>
        </text:list-item>
      </text:list>
      <text:p text:style-name="P3">-FP</text:p>
      <text:list xml:id="list35704625" text:continue-numbering="true" text:style-name="L6">
        <text:list-item>
          <text:p text:style-name="P11">Caixa</text:p>
        </text:list-item>
        <text:list-item>
          <text:p text:style-name="P11">Rótulo</text:p>
        </text:list-item>
        <text:list-item>
          <text:p text:style-name="P11">Curso/Ano (separado por tipo)</text:p>
        </text:list-item>
      </text:list>
      <text:p text:style-name="P3">-MC</text:p>
      <text:list xml:id="list35700628" text:continue-numbering="true" text:style-name="L6">
        <text:list-item>
          <text:p text:style-name="P11">Caixa</text:p>
        </text:list-item>
        <text:list-item>
          <text:p text:style-name="P11">Rótulo</text:p>
        </text:list-item>
        <text:list-item>
          <text:p text:style-name="P11">Anos</text:p>
        </text:list-item>
      </text:list>
      <text:p text:style-name="P3">-DP</text:p>
      <text:list xml:id="list34246633" text:style-name="L7">
        <text:list-item>
          <text:p text:style-name="P12">Caixa</text:p>
        </text:list-item>
        <text:list-item>
          <text:p text:style-name="P12">Rótulo</text:p>
        </text:list-item>
        <text:list-item>
          <text:p text:style-name="P12">Categoria</text:p>
        </text:list-item>
        <text:list-item>
          <text:p text:style-name="P12">Ano</text:p>
        </text:list-item>
      </text:list>
      <text:p text:style-name="P3">-SAE</text:p>
      <text:list xml:id="list34253858" text:style-name="L8">
        <text:list-item>
          <text:p text:style-name="P13">Caixa</text:p>
        </text:list-item>
        <text:list-item>
          <text:p text:style-name="P13">Rótulo</text:p>
        </text:list-item>
        <text:list-item>
          <text:p text:style-name="P13">Livro/Itens</text:p>
        </text:list-item>
        <text:list-item>
          <text:p text:style-name="P13">Anos</text:p>
        </text:list-item>
      </text:list>
      <text:p text:style-name="P3">-A</text:p>
      <text:list xml:id="list35684090" text:continue-list="list35700628" text:style-name="L6">
        <text:list-item>
          <text:p text:style-name="P11">Caixa</text:p>
        </text:list-item>
        <text:list-item>
          <text:p text:style-name="P11">Rótulo</text:p>
        </text:list-item>
        <text:list-item>
          <text:p text:style-name="P11">Tipo</text:p>
        </text:list-item>
        <text:list-item>
          <text:p text:style-name="P11">Livro</text:p>
        </text:list-item>
        <text:list-item>
          <text:p text:style-name="P11">Anos</text:p>
          <text:p text:style-name="P11"/>
        </text:list-item>
      </text:list>
      <text:p text:style-name="P3"/>
      <text:p text:style-name="P3"/>
      <text:p text:style-name="P3"/>
      <text:p text:style-name="P2">NÃO-FUNCIONAIS</text:p>
      <text:p text:style-name="P3"/>
      <text:p text:style-name="P3">- Multiusuário</text:p>
      <text:p text:style-name="P3"/>
      <text:p text:style-name="P3"/>
      <text:p text:style-name="P3"/>
      <text:p text:style-name="P3">ADMINISTRADOR:</text:p>
      <text:p text:style-name="P3">- Adicionar</text:p>
      <text:p text:style-name="P3">- Editar </text:p>
      <text:p text:style-name="P3"><text:soft-page-break/>- Deletar</text:p>
      <text:p text:style-name="P3">- Buscar</text:p>
      <text:p text:style-name="P3">- Retirar</text:p>
      <text:p text:style-name="P3"/>
      <text:p text:style-name="P3">USUÀRIO:</text:p>
      <text:p text:style-name="P3">-Solicitar</text:p>
      <text:p text:style-name="P3">-Busc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ADOS ARMAZENADOS</text:p>
      <text:list xml:id="list34237312" text:style-name="L9">
        <text:list-header>
          <text:p text:style-name="P14"/>
        </text:list-header>
      </text:list>
      <text:p text:style-name="P3">1. Caixa F 001 a 207</text:p>
      <text:list xml:id="list34265730" text:style-name="L10">
        <text:list-item>
          <text:p text:style-name="P15">1972 a 2010</text:p>
        </text:list-item>
      </text:list>
      <text:p text:style-name="P3">2. Caixa E 001 a 091</text:p>
      <text:p text:style-name="P3">3. Caixa CC 001 a 045</text:p>
      <text:list xml:id="list34245290" text:style-name="L11">
        <text:list-item>
          <text:p text:style-name="P16">1985 a 1993</text:p>
        </text:list-item>
      </text:list>
      <text:p text:style-name="P3">4. Caixa AE 001 a 052</text:p>
      <text:list xml:id="list34256219" text:style-name="L12">
        <text:list-item>
          <text:p text:style-name="P17">1977 a 2007</text:p>
        </text:list-item>
      </text:list>
      <text:p text:style-name="P3">5. Caixa FP <text:s/>001 a <text:s/>021</text:p>
      <text:list xml:id="list34253756" text:style-name="L13">
        <text:list-item>
          <text:p text:style-name="P18">1984 a 2010</text:p>
        </text:list-item>
      </text:list>
      <text:p text:style-name="P3">6. Caixa MC 001 a ...</text:p>
      <text:list xml:id="list34254192" text:style-name="L14">
        <text:list-item>
          <text:p text:style-name="P19">1994 a 2011</text:p>
        </text:list-item>
      </text:list>
      <text:p text:style-name="P3">7. Caixa DP </text:p>
      <text:p text:style-name="P3">8. Caixa SAE 001 a ....</text:p>
      <text:list xml:id="list34267465" text:style-name="L15">
        <text:list-item>
          <text:p text:style-name="P20">1996 a ...</text:p>
        </text:list-item>
      </text:list>
      <text:p text:style-name="P3">9. Caixa A <text:s/>001 a ...</text:p>
      <text:p text:style-name="P3"/>
      <text:list xml:id="list34251915" text:style-name="L16">
        <text:list-header>
          <text:p text:style-name="P21"/>
        </text:list-header>
      </text:list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8S</meta:editing-duration>
    <meta:editing-cycles>14</meta:editing-cycles>
    <meta:generator>LibreOffice/3.5$Windows_x86 LibreOffice_project/235ab8a-3802056-4a8fed3-2d66ea8-e241b80</meta:generator>
    <dc:date>2012-12-05T15:56:08.43</dc:date>
    <dc:creator>Jonas Mayer None</dc:creator>
    <meta:document-statistic meta:table-count="0" meta:image-count="0" meta:object-count="0" meta:page-count="6" meta:paragraph-count="241" meta:word-count="812" meta:character-count="4867" meta:non-whitespace-character-count="4351"/>
    <meta:user-defined meta:name="Info 1"/>
    <meta:user-defined meta:name="Info 2"/>
    <meta:user-defined meta:name="Info 3"/>
    <meta:user-defined meta:name="Info 4"/>
  </office:meta>
</office:document-meta>
</file>